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15.5">
            <text:p>15,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16.5">
            <text:p>16,5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3">
            <text:p>3</text:p>
          </table:table-cell>
          <table:table-cell table:style-name="ce12" table:formula="of:=SUM([.O3:.O4])" office:value-type="float" office:value="2">
            <text:p>2</text:p>
          </table:table-cell>
          <table:table-cell table:style-name="ce12" table:formula="of:=SUM([.P3:.P4])" office:value-type="float" office:value="3">
            <text:p>3</text:p>
          </table:table-cell>
          <table:table-cell table:style-name="ce12" table:formula="of:=SUM([.Q3:.Q4])" office:value-type="float" office:value="2">
            <text:p>2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10/03/2016</text:date>, <text:time>15:0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10T15:00:22.38</dc:date>
    <meta:editing-cycles>55</meta:editing-cycles>
    <meta:editing-duration>PT00H24M17S</meta:editing-duration>
    <meta:document-statistic meta:table-count="5" meta:cell-count="364" meta:object-count="0"/>
  </office:meta>
</office:document-meta>
</file>